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istance 1</text:p>
          </table:table-cell>
          <table:table-cell office:value-type="string" calcext:value-type="string">
            <text:p>Distance 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02" calcext:value-type="float">
            <text:p>0.02</text:p>
          </table:table-cell>
          <table:table-cell table:formula="of:=[.B2]*0.001" office:value-type="float" office:value="0.00002" calcext:value-type="float">
            <text:p>0.00002</text:p>
          </table:table-cell>
          <table:table-cell table:formula="of:=[.C2]*0.001" office:value-type="float" office:value="0.00002" calcext:value-type="float">
            <text:p>0.00002</text:p>
          </table:table-cell>
          <table:table-cell table:formula="of:=[.D2]*0.3362" office:value-type="float" office:value="0.000006724" calcext:value-type="float">
            <text:p>0.000006724</text:p>
          </table:table-cell>
          <table:table-cell table:formula="of:=[.E2]*0.3362" office:value-type="float" office:value="0.000006724" calcext:value-type="float">
            <text:p>0.0000067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formula="of:=[.B3]*0.001" office:value-type="float" office:value="0.00004" calcext:value-type="float">
            <text:p>0.00004</text:p>
          </table:table-cell>
          <table:table-cell table:formula="of:=[.C3]*0.001" office:value-type="float" office:value="0.00003" calcext:value-type="float">
            <text:p>0.00003</text:p>
          </table:table-cell>
          <table:table-cell table:formula="of:=[.D3]*0.3362" office:value-type="float" office:value="0.000013448" calcext:value-type="float">
            <text:p>0.000013448</text:p>
          </table:table-cell>
          <table:table-cell table:formula="of:=[.E3]*0.3362" office:value-type="float" office:value="0.000010086" calcext:value-type="float">
            <text:p>0.0000100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formula="of:=[.B4]*0.001" office:value-type="float" office:value="0.00005" calcext:value-type="float">
            <text:p>0.00005</text:p>
          </table:table-cell>
          <table:table-cell table:formula="of:=[.C4]*0.001" office:value-type="float" office:value="0.00006" calcext:value-type="float">
            <text:p>0.00006</text:p>
          </table:table-cell>
          <table:table-cell table:formula="of:=[.D4]*0.3362" office:value-type="float" office:value="0.00001681" calcext:value-type="float">
            <text:p>0.00001681</text:p>
          </table:table-cell>
          <table:table-cell table:formula="of:=[.E4]*0.3362" office:value-type="float" office:value="0.000020172" calcext:value-type="float">
            <text:p>0.0000201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formula="of:=[.B5]*0.001" office:value-type="float" office:value="0.00008" calcext:value-type="float">
            <text:p>0.00008</text:p>
          </table:table-cell>
          <table:table-cell table:formula="of:=[.C5]*0.001" office:value-type="float" office:value="0.00007" calcext:value-type="float">
            <text:p>0.00007</text:p>
          </table:table-cell>
          <table:table-cell table:formula="of:=[.D5]*0.3362" office:value-type="float" office:value="0.000026896" calcext:value-type="float">
            <text:p>0.000026896</text:p>
          </table:table-cell>
          <table:table-cell table:formula="of:=[.E5]*0.3362" office:value-type="float" office:value="0.000023534" calcext:value-type="float">
            <text:p>0.0000235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table:formula="of:=[.B6]*0.001" office:value-type="float" office:value="0.0001" calcext:value-type="float">
            <text:p>0.0001</text:p>
          </table:table-cell>
          <table:table-cell table:formula="of:=[.C6]*0.001" office:value-type="float" office:value="0.00009" calcext:value-type="float">
            <text:p>0.00009</text:p>
          </table:table-cell>
          <table:table-cell table:formula="of:=[.D6]*0.3362" office:value-type="float" office:value="0.00003362" calcext:value-type="float">
            <text:p>0.00003362</text:p>
          </table:table-cell>
          <table:table-cell table:formula="of:=[.E6]*0.3362" office:value-type="float" office:value="0.000030258" calcext:value-type="float">
            <text:p>0.000030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table:formula="of:=[.B7]*0.001" office:value-type="float" office:value="0.00012" calcext:value-type="float">
            <text:p>0.00012</text:p>
          </table:table-cell>
          <table:table-cell table:formula="of:=[.C7]*0.001" office:value-type="float" office:value="0.00011" calcext:value-type="float">
            <text:p>0.00011</text:p>
          </table:table-cell>
          <table:table-cell table:formula="of:=[.D7]*0.3362" office:value-type="float" office:value="0.000040344" calcext:value-type="float">
            <text:p>0.000040344</text:p>
          </table:table-cell>
          <table:table-cell table:formula="of:=[.E7]*0.3362" office:value-type="float" office:value="0.000036982" calcext:value-type="float">
            <text:p>0.00003698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table:formula="of:=[.B8]*0.001" office:value-type="float" office:value="0.00014" calcext:value-type="float">
            <text:p>0.00014</text:p>
          </table:table-cell>
          <table:table-cell table:formula="of:=[.C8]*0.001" office:value-type="float" office:value="0.00012" calcext:value-type="float">
            <text:p>0.00012</text:p>
          </table:table-cell>
          <table:table-cell table:formula="of:=[.D8]*0.3362" office:value-type="float" office:value="0.000047068" calcext:value-type="float">
            <text:p>0.000047068</text:p>
          </table:table-cell>
          <table:table-cell table:formula="of:=[.E8]*0.3362" office:value-type="float" office:value="0.000040344" calcext:value-type="float">
            <text:p>0.0000403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formula="of:=[.B9]*0.001" office:value-type="float" office:value="0.00016" calcext:value-type="float">
            <text:p>0.00016</text:p>
          </table:table-cell>
          <table:table-cell table:formula="of:=[.C9]*0.001" office:value-type="float" office:value="0.00015" calcext:value-type="float">
            <text:p>0.00015</text:p>
          </table:table-cell>
          <table:table-cell table:formula="of:=[.D9]*0.3362" office:value-type="float" office:value="0.000053792" calcext:value-type="float">
            <text:p>0.000053792</text:p>
          </table:table-cell>
          <table:table-cell table:formula="of:=[.E9]*0.3362" office:value-type="float" office:value="0.00005043" calcext:value-type="float">
            <text:p>0.000050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0">00/00/0000</text:date>, <text:time style:data-style-name="N2" text:time-value="15:36:32.5951426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00:42.628567083</meta:creation-date>
    <dc:date>2024-12-10T15:50:22.898217649</dc:date>
    <meta:editing-duration>PT37M10S</meta:editing-duration>
    <meta:editing-cycles>4</meta:editing-cycles>
    <meta:generator>LibreOffice/24.8.3.2$Linux_X86_64 LibreOffice_project/480$Build-2</meta:generator>
    <meta:document-statistic meta:table-count="1" meta:cell-count="59" meta:object-count="0"/>
  </office:meta>
</office:document-meta>
</file>